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Hela-2743">
            <text:p>Hela-2743</text:p>
          </table:table-cell>
          <table:table-cell office:value-type="float" office:value="59.6">
            <text:p>59.6</text:p>
          </table:table-cell>
          <table:table-cell office:value-type="float" office:value="28.2">
            <text:p>28.2</text:p>
          </table:table-cell>
          <table:table-cell office:value-type="float" office:value="5442.0">
            <text:p>5442.0</text:p>
          </table:table-cell>
          <table:table-cell office:value-type="float" office:value="45.0">
            <text:p>45.0</text:p>
          </table:table-cell>
          <table:table-cell office:value-type="string" office:value="burnt animal bone">
            <text:p>burnt animal bo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0.18">
            <text:p>10.18</text:p>
          </table:table-cell>
          <table:table-cell office:value-type="float" office:value="0.26925824035672524">
            <text:p>0.26925824035672524</text:p>
          </table:table-cell>
          <table:table-cell office:value-type="float" office:value="0.26925824035672524">
            <text:p>0.26925824035672524</text:p>
          </table:table-cell>
          <table:table-cell office:value-type="string" office:value="RosentauEtal2013,RosentauEtal2021">
            <text:p>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TA-40">
            <text:p>TA-40</text:p>
          </table:table-cell>
          <table:table-cell office:value-type="float" office:value="59.37">
            <text:p>59.37</text:p>
          </table:table-cell>
          <table:table-cell office:value-type="float" office:value="28.21">
            <text:p>28.21</text:p>
          </table:table-cell>
          <table:table-cell office:value-type="float" office:value="6740.0">
            <text:p>6740.0</text:p>
          </table:table-cell>
          <table:table-cell office:value-type="float" office:value="250.0">
            <text:p>25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7.68">
            <text:p>7.68</text:p>
          </table:table-cell>
          <table:table-cell office:value-type="float" office:value="0.47169905660283024">
            <text:p>0.47169905660283024</text:p>
          </table:table-cell>
          <table:table-cell office:value-type="float" office:value="0.47169905660283024">
            <text:p>0.47169905660283024</text:p>
          </table:table-cell>
          <table:table-cell office:value-type="string" office:value="JaanitsLiiva1973,RosentauEtal2013,RosentauEtal2021">
            <text:p>JaanitsLiiva1973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Beta-309096">
            <text:p>Beta-309096</text:p>
          </table:table-cell>
          <table:table-cell office:value-type="float" office:value="59.4">
            <text:p>59.4</text:p>
          </table:table-cell>
          <table:table-cell office:value-type="float" office:value="28.32">
            <text:p>28.32</text:p>
          </table:table-cell>
          <table:table-cell office:value-type="float" office:value="5820.0">
            <text:p>5820.0</text:p>
          </table:table-cell>
          <table:table-cell office:value-type="float" office:value="30.0">
            <text:p>30.0</text:p>
          </table:table-cell>
          <table:table-cell office:value-type="string" office:value="burnt animal bone">
            <text:p>burnt animal bo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7.68">
            <text:p>7.68</text:p>
          </table:table-cell>
          <table:table-cell office:value-type="float" office:value="0.26925824035672524">
            <text:p>0.26925824035672524</text:p>
          </table:table-cell>
          <table:table-cell office:value-type="float" office:value="0.26925824035672524">
            <text:p>0.26925824035672524</text:p>
          </table:table-cell>
          <table:table-cell office:value-type="string" office:value="RosentauEtal2013,RosentauEtal2021">
            <text:p>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Beta-312385">
            <text:p>Beta-312385</text:p>
          </table:table-cell>
          <table:table-cell office:value-type="float" office:value="59.4">
            <text:p>59.4</text:p>
          </table:table-cell>
          <table:table-cell office:value-type="float" office:value="28.16">
            <text:p>28.16</text:p>
          </table:table-cell>
          <table:table-cell office:value-type="float" office:value="7280.0">
            <text:p>7280.0</text:p>
          </table:table-cell>
          <table:table-cell office:value-type="float" office:value="40.0">
            <text:p>40.0</text:p>
          </table:table-cell>
          <table:table-cell office:value-type="string" office:value="elk antler">
            <text:p>elk antl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.38">
            <text:p>4.38</text:p>
          </table:table-cell>
          <table:table-cell office:value-type="float" office:value="0.26925824035672524">
            <text:p>0.26925824035672524</text:p>
          </table:table-cell>
          <table:table-cell office:value-type="float" office:value="0.26925824035672524">
            <text:p>0.26925824035672524</text:p>
          </table:table-cell>
          <table:table-cell office:value-type="string" office:value="RosentauEtal2013,RosentauEtal2021">
            <text:p>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Poz-2964">
            <text:p>Poz-2964</text:p>
          </table:table-cell>
          <table:table-cell office:value-type="float" office:value="59.65">
            <text:p>59.65</text:p>
          </table:table-cell>
          <table:table-cell office:value-type="float" office:value="28.63">
            <text:p>28.63</text:p>
          </table:table-cell>
          <table:table-cell office:value-type="float" office:value="6850.0">
            <text:p>6850.0</text:p>
          </table:table-cell>
          <table:table-cell office:value-type="float" office:value="50.0">
            <text:p>5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9.38">
            <text:p>9.38</text:p>
          </table:table-cell>
          <table:table-cell office:value-type="float" office:value="0.4473253849269009">
            <text:p>0.4473253849269009</text:p>
          </table:table-cell>
          <table:table-cell office:value-type="float" office:value="0.4473253849269009">
            <text:p>0.4473253849269009</text:p>
          </table:table-cell>
          <table:table-cell office:value-type="string" office:value="SandgrenEtal2004,RosentauEtal2013,RosentauEtal2021">
            <text:p>SandgrenEtal2004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Poz-2953">
            <text:p>Poz-2953</text:p>
          </table:table-cell>
          <table:table-cell office:value-type="float" office:value="59.65">
            <text:p>59.65</text:p>
          </table:table-cell>
          <table:table-cell office:value-type="float" office:value="28.63">
            <text:p>28.63</text:p>
          </table:table-cell>
          <table:table-cell office:value-type="float" office:value="6220.0">
            <text:p>6220.0</text:p>
          </table:table-cell>
          <table:table-cell office:value-type="float" office:value="35.0">
            <text:p>35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9.38">
            <text:p>9.38</text:p>
          </table:table-cell>
          <table:table-cell office:value-type="float" office:value="0.4473253849269009">
            <text:p>0.4473253849269009</text:p>
          </table:table-cell>
          <table:table-cell office:value-type="float" office:value="0.4473253849269009">
            <text:p>0.4473253849269009</text:p>
          </table:table-cell>
          <table:table-cell office:value-type="string" office:value="SandgrenEtal2004,RosentauEtal2013,RosentauEtal2021">
            <text:p>SandgrenEtal2004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LuA-5288">
            <text:p>LuA-5288</text:p>
          </table:table-cell>
          <table:table-cell office:value-type="float" office:value="59.64">
            <text:p>59.64</text:p>
          </table:table-cell>
          <table:table-cell office:value-type="float" office:value="28.44">
            <text:p>28.44</text:p>
          </table:table-cell>
          <table:table-cell office:value-type="float" office:value="5545.0">
            <text:p>5545.0</text:p>
          </table:table-cell>
          <table:table-cell office:value-type="float" office:value="94.0">
            <text:p>94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7.78">
            <text:p>7.78</text:p>
          </table:table-cell>
          <table:table-cell office:value-type="float" office:value="0.4001249804748512">
            <text:p>0.4001249804748512</text:p>
          </table:table-cell>
          <table:table-cell office:value-type="float" office:value="0.4001249804748512">
            <text:p>0.4001249804748512</text:p>
          </table:table-cell>
          <table:table-cell office:value-type="string" office:value="SandgrenEtal2004,RosentauEtal2013,RosentauEtal2021">
            <text:p>SandgrenEtal2004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LuA-5195">
            <text:p>LuA-5195</text:p>
          </table:table-cell>
          <table:table-cell office:value-type="float" office:value="59.61">
            <text:p>59.61</text:p>
          </table:table-cell>
          <table:table-cell office:value-type="float" office:value="28.6">
            <text:p>28.6</text:p>
          </table:table-cell>
          <table:table-cell office:value-type="float" office:value="6530.0">
            <text:p>6530.0</text:p>
          </table:table-cell>
          <table:table-cell office:value-type="float" office:value="90.0">
            <text:p>9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7.08">
            <text:p>7.08</text:p>
          </table:table-cell>
          <table:table-cell office:value-type="float" office:value="0.4001249804748512">
            <text:p>0.4001249804748512</text:p>
          </table:table-cell>
          <table:table-cell office:value-type="float" office:value="0.4001249804748512">
            <text:p>0.4001249804748512</text:p>
          </table:table-cell>
          <table:table-cell office:value-type="string" office:value="SandgrenEtal2004,RosentauEtal2013,RosentauEtal2021">
            <text:p>SandgrenEtal2004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LuA-5275">
            <text:p>LuA-5275</text:p>
          </table:table-cell>
          <table:table-cell office:value-type="float" office:value="59.64">
            <text:p>59.64</text:p>
          </table:table-cell>
          <table:table-cell office:value-type="float" office:value="28.42">
            <text:p>28.42</text:p>
          </table:table-cell>
          <table:table-cell office:value-type="float" office:value="7030.0">
            <text:p>7030.0</text:p>
          </table:table-cell>
          <table:table-cell office:value-type="float" office:value="85.0">
            <text:p>85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7.78">
            <text:p>7.78</text:p>
          </table:table-cell>
          <table:table-cell office:value-type="float" office:value="0.4473253849269009">
            <text:p>0.4473253849269009</text:p>
          </table:table-cell>
          <table:table-cell office:value-type="float" office:value="0.4473253849269009">
            <text:p>0.4473253849269009</text:p>
          </table:table-cell>
          <table:table-cell office:value-type="string" office:value="SandgrenEtal2004,RosentauEtal2013,RosentauEtal2021">
            <text:p>SandgrenEtal2004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Poz-43488">
            <text:p>Poz-43488</text:p>
          </table:table-cell>
          <table:table-cell office:value-type="float" office:value="59.41">
            <text:p>59.41</text:p>
          </table:table-cell>
          <table:table-cell office:value-type="float" office:value="28.13">
            <text:p>28.13</text:p>
          </table:table-cell>
          <table:table-cell office:value-type="float" office:value="8220.0">
            <text:p>8220.0</text:p>
          </table:table-cell>
          <table:table-cell office:value-type="float" office:value="40.0">
            <text:p>40.0</text:p>
          </table:table-cell>
          <table:table-cell office:value-type="string" office:value="buried soil">
            <text:p>buried soi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5.28">
            <text:p>5.28</text:p>
          </table:table-cell>
          <table:table-cell office:value-type="float" office:value="0.1004987562112089">
            <text:p>0.1004987562112089</text:p>
          </table:table-cell>
          <table:table-cell office:value-type="float" office:value="0.1004987562112089">
            <text:p>0.1004987562112089</text:p>
          </table:table-cell>
          <table:table-cell office:value-type="string" office:value="RosentauEtal2013,RosentauEtal2021">
            <text:p>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Poz-43487">
            <text:p>Poz-43487</text:p>
          </table:table-cell>
          <table:table-cell office:value-type="float" office:value="59.4">
            <text:p>59.4</text:p>
          </table:table-cell>
          <table:table-cell office:value-type="float" office:value="28.16">
            <text:p>28.16</text:p>
          </table:table-cell>
          <table:table-cell office:value-type="float" office:value="7210.0">
            <text:p>721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.58">
            <text:p>4.58</text:p>
          </table:table-cell>
          <table:table-cell office:value-type="float" office:value="0.1004987562112089">
            <text:p>0.1004987562112089</text:p>
          </table:table-cell>
          <table:table-cell office:value-type="float" office:value="0.1004987562112089">
            <text:p>0.1004987562112089</text:p>
          </table:table-cell>
          <table:table-cell office:value-type="string" office:value="RosentauEtal2013,RosentauEtal2021">
            <text:p>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Narva-Luga-02">
            <text:p>Narva-Luga-02</text:p>
          </table:table-cell>
          <table:table-cell office:value-type="float" office:value="59.42">
            <text:p>59.42</text:p>
          </table:table-cell>
          <table:table-cell office:value-type="float" office:value="28.11">
            <text:p>28.11</text:p>
          </table:table-cell>
          <table:table-cell office:value-type="float" office:value="11100.0">
            <text:p>11100.0</text:p>
          </table:table-cell>
          <table:table-cell office:value-type="float" office:value="75.0">
            <text:p>75.0</text:p>
          </table:table-cell>
          <table:table-cell office:value-type="string" office:value="Alnus wood in nearhore sand">
            <text:p>Alnus wood in nearhore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.48">
            <text:p>1.48</text:p>
          </table:table-cell>
          <table:table-cell office:value-type="float" office:value="0.4031128874149275">
            <text:p>0.4031128874149275</text:p>
          </table:table-cell>
          <table:table-cell office:value-type="float" office:value="0.4031128874149275">
            <text:p>0.4031128874149275</text:p>
          </table:table-cell>
          <table:table-cell office:value-type="string" office:value="LeplandEtal1996,RosentauEtal2013,RosentauEtal2021">
            <text:p>LeplandEtal1996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Hela-1863">
            <text:p>Hela-1863</text:p>
          </table:table-cell>
          <table:table-cell office:value-type="float" office:value="59.43">
            <text:p>59.43</text:p>
          </table:table-cell>
          <table:table-cell office:value-type="float" office:value="28.12">
            <text:p>28.12</text:p>
          </table:table-cell>
          <table:table-cell office:value-type="float" office:value="5220.0">
            <text:p>5220.0</text:p>
          </table:table-cell>
          <table:table-cell office:value-type="float" office:value="50.0">
            <text:p>50.0</text:p>
          </table:table-cell>
          <table:table-cell office:value-type="string" office:value="Crust from fragm of combed ware">
            <text:p>Crust from fragm of combed war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6.78">
            <text:p>6.78</text:p>
          </table:table-cell>
          <table:table-cell office:value-type="float" office:value="0.26925824035672524">
            <text:p>0.26925824035672524</text:p>
          </table:table-cell>
          <table:table-cell office:value-type="float" office:value="0.26925824035672524">
            <text:p>0.26925824035672524</text:p>
          </table:table-cell>
          <table:table-cell office:value-type="string" office:value="RosentauEtal2013,RosentauEtal2021">
            <text:p>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Narva-Luga-01">
            <text:p>Narva-Luga-01</text:p>
          </table:table-cell>
          <table:table-cell office:value-type="float" office:value="59.42">
            <text:p>59.42</text:p>
          </table:table-cell>
          <table:table-cell office:value-type="float" office:value="28.11">
            <text:p>28.11</text:p>
          </table:table-cell>
          <table:table-cell office:value-type="float" office:value="10770.0">
            <text:p>10770.0</text:p>
          </table:table-cell>
          <table:table-cell office:value-type="float" office:value="165.0">
            <text:p>165.0</text:p>
          </table:table-cell>
          <table:table-cell office:value-type="string" office:value="Betula wood in lagoon sand">
            <text:p>Betula wood in lagoon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.68">
            <text:p>2.68</text:p>
          </table:table-cell>
          <table:table-cell office:value-type="float" office:value="0.4031128874149275">
            <text:p>0.4031128874149275</text:p>
          </table:table-cell>
          <table:table-cell office:value-type="float" office:value="0.4031128874149275">
            <text:p>0.4031128874149275</text:p>
          </table:table-cell>
          <table:table-cell office:value-type="string" office:value="LeplandEtal1996,RosentauEtal2013,RosentauEtal2021">
            <text:p>LeplandEtal1996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Hela-1945">
            <text:p>Hela-1945</text:p>
          </table:table-cell>
          <table:table-cell office:value-type="float" office:value="59.59">
            <text:p>59.59</text:p>
          </table:table-cell>
          <table:table-cell office:value-type="float" office:value="28.14">
            <text:p>28.14</text:p>
          </table:table-cell>
          <table:table-cell office:value-type="float" office:value="5090.0">
            <text:p>5090.0</text:p>
          </table:table-cell>
          <table:table-cell office:value-type="float" office:value="40.0">
            <text:p>40.0</text:p>
          </table:table-cell>
          <table:table-cell office:value-type="string" office:value="burnt animal bone (Vulpes vulpes)">
            <text:p>burnt animal bone (Vulpes vulpes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0.18">
            <text:p>10.18</text:p>
          </table:table-cell>
          <table:table-cell office:value-type="float" office:value="0.26925824035672524">
            <text:p>0.26925824035672524</text:p>
          </table:table-cell>
          <table:table-cell office:value-type="float" office:value="0.26925824035672524">
            <text:p>0.26925824035672524</text:p>
          </table:table-cell>
          <table:table-cell office:value-type="string" office:value="RosentauEtal2013,RosentauEtal2021">
            <text:p>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TA-7">
            <text:p>TA-7</text:p>
          </table:table-cell>
          <table:table-cell office:value-type="float" office:value="59.37">
            <text:p>59.37</text:p>
          </table:table-cell>
          <table:table-cell office:value-type="float" office:value="28.21">
            <text:p>28.21</text:p>
          </table:table-cell>
          <table:table-cell office:value-type="float" office:value="5300.0">
            <text:p>5300.0</text:p>
          </table:table-cell>
          <table:table-cell office:value-type="float" office:value="250.0">
            <text:p>25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8.18">
            <text:p>8.18</text:p>
          </table:table-cell>
          <table:table-cell office:value-type="float" office:value="0.47169905660283024">
            <text:p>0.47169905660283024</text:p>
          </table:table-cell>
          <table:table-cell office:value-type="float" office:value="0.47169905660283024">
            <text:p>0.47169905660283024</text:p>
          </table:table-cell>
          <table:table-cell office:value-type="string" office:value="JaanitsLiiva1973,RosentauEtal2013,RosentauEtal2021">
            <text:p>JaanitsLiiva1973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LuA-5287">
            <text:p>LuA-5287</text:p>
          </table:table-cell>
          <table:table-cell office:value-type="float" office:value="59.64">
            <text:p>59.64</text:p>
          </table:table-cell>
          <table:table-cell office:value-type="float" office:value="28.44">
            <text:p>28.44</text:p>
          </table:table-cell>
          <table:table-cell office:value-type="float" office:value="6360.0">
            <text:p>6360.0</text:p>
          </table:table-cell>
          <table:table-cell office:value-type="float" office:value="100.0">
            <text:p>10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7.78">
            <text:p>7.78</text:p>
          </table:table-cell>
          <table:table-cell office:value-type="float" office:value="0.4001249804748512">
            <text:p>0.4001249804748512</text:p>
          </table:table-cell>
          <table:table-cell office:value-type="float" office:value="0.4001249804748512">
            <text:p>0.4001249804748512</text:p>
          </table:table-cell>
          <table:table-cell office:value-type="string" office:value="SandgrenEtal2004,RosentauEtal2013,RosentauEtal2021">
            <text:p>SandgrenEtal2004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Hela-2741">
            <text:p>Hela-2741</text:p>
          </table:table-cell>
          <table:table-cell office:value-type="float" office:value="59.45">
            <text:p>59.45</text:p>
          </table:table-cell>
          <table:table-cell office:value-type="float" office:value="28.07">
            <text:p>28.07</text:p>
          </table:table-cell>
          <table:table-cell office:value-type="float" office:value="4557.0">
            <text:p>4557.0</text:p>
          </table:table-cell>
          <table:table-cell office:value-type="float" office:value="34.0">
            <text:p>34.0</text:p>
          </table:table-cell>
          <table:table-cell office:value-type="string" office:value="burn animal bone">
            <text:p>burn animal bo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8.88">
            <text:p>8.88</text:p>
          </table:table-cell>
          <table:table-cell office:value-type="float" office:value="0.26925824035672524">
            <text:p>0.26925824035672524</text:p>
          </table:table-cell>
          <table:table-cell office:value-type="float" office:value="0.26925824035672524">
            <text:p>0.26925824035672524</text:p>
          </table:table-cell>
          <table:table-cell office:value-type="string" office:value="RosentauEtal2013,RosentauEtal2021">
            <text:p>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Hela-2742">
            <text:p>Hela-2742</text:p>
          </table:table-cell>
          <table:table-cell office:value-type="float" office:value="59.44">
            <text:p>59.44</text:p>
          </table:table-cell>
          <table:table-cell office:value-type="float" office:value="28.27">
            <text:p>28.27</text:p>
          </table:table-cell>
          <table:table-cell office:value-type="float" office:value="6212.0">
            <text:p>6212.0</text:p>
          </table:table-cell>
          <table:table-cell office:value-type="float" office:value="48.0">
            <text:p>48.0</text:p>
          </table:table-cell>
          <table:table-cell office:value-type="string" office:value="burnt animal bone">
            <text:p>burnt animal bo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8.18">
            <text:p>8.18</text:p>
          </table:table-cell>
          <table:table-cell office:value-type="float" office:value="0.26925824035672524">
            <text:p>0.26925824035672524</text:p>
          </table:table-cell>
          <table:table-cell office:value-type="float" office:value="0.26925824035672524">
            <text:p>0.26925824035672524</text:p>
          </table:table-cell>
          <table:table-cell office:value-type="string" office:value="RosentauEtal2013,RosentauEtal2021">
            <text:p>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LuA-4881">
            <text:p>LuA-4881</text:p>
          </table:table-cell>
          <table:table-cell office:value-type="float" office:value="59.61">
            <text:p>59.61</text:p>
          </table:table-cell>
          <table:table-cell office:value-type="float" office:value="28.6">
            <text:p>28.6</text:p>
          </table:table-cell>
          <table:table-cell office:value-type="float" office:value="7135.0">
            <text:p>7135.0</text:p>
          </table:table-cell>
          <table:table-cell office:value-type="float" office:value="95.0">
            <text:p>95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7.08">
            <text:p>7.08</text:p>
          </table:table-cell>
          <table:table-cell office:value-type="float" office:value="0.4001249804748512">
            <text:p>0.4001249804748512</text:p>
          </table:table-cell>
          <table:table-cell office:value-type="float" office:value="0.4001249804748512">
            <text:p>0.4001249804748512</text:p>
          </table:table-cell>
          <table:table-cell office:value-type="string" office:value="SandgrenEtal2004,RosentauEtal2013,RosentauEtal2021">
            <text:p>SandgrenEtal2004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TA-52">
            <text:p>TA-52</text:p>
          </table:table-cell>
          <table:table-cell office:value-type="float" office:value="59.37">
            <text:p>59.37</text:p>
          </table:table-cell>
          <table:table-cell office:value-type="float" office:value="28.21">
            <text:p>28.21</text:p>
          </table:table-cell>
          <table:table-cell office:value-type="float" office:value="7375.0">
            <text:p>7375.0</text:p>
          </table:table-cell>
          <table:table-cell office:value-type="float" office:value="190.0">
            <text:p>19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7.68">
            <text:p>7.68</text:p>
          </table:table-cell>
          <table:table-cell office:value-type="float" office:value="0.47169905660283024">
            <text:p>0.47169905660283024</text:p>
          </table:table-cell>
          <table:table-cell office:value-type="float" office:value="0.47169905660283024">
            <text:p>0.47169905660283024</text:p>
          </table:table-cell>
          <table:table-cell office:value-type="string" office:value="JaanitsLiiva1973,RosentauEtal2013,RosentauEtal2021">
            <text:p>JaanitsLiiva1973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TA-41">
            <text:p>TA-41</text:p>
          </table:table-cell>
          <table:table-cell office:value-type="float" office:value="59.37">
            <text:p>59.37</text:p>
          </table:table-cell>
          <table:table-cell office:value-type="float" office:value="28.21">
            <text:p>28.21</text:p>
          </table:table-cell>
          <table:table-cell office:value-type="float" office:value="7090.0">
            <text:p>7090.0</text:p>
          </table:table-cell>
          <table:table-cell office:value-type="float" office:value="230.0">
            <text:p>23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7.18">
            <text:p>7.18</text:p>
          </table:table-cell>
          <table:table-cell office:value-type="float" office:value="0.47169905660283024">
            <text:p>0.47169905660283024</text:p>
          </table:table-cell>
          <table:table-cell office:value-type="float" office:value="0.47169905660283024">
            <text:p>0.47169905660283024</text:p>
          </table:table-cell>
          <table:table-cell office:value-type="string" office:value="JaanitsLiiva1973,RosentauEtal2013,RosentauEtal2021">
            <text:p>JaanitsLiiva1973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LuA-5193">
            <text:p>LuA-5193</text:p>
          </table:table-cell>
          <table:table-cell office:value-type="float" office:value="59.61">
            <text:p>59.61</text:p>
          </table:table-cell>
          <table:table-cell office:value-type="float" office:value="28.6">
            <text:p>28.6</text:p>
          </table:table-cell>
          <table:table-cell office:value-type="float" office:value="7600.0">
            <text:p>7600.0</text:p>
          </table:table-cell>
          <table:table-cell office:value-type="float" office:value="85.0">
            <text:p>85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7.08">
            <text:p>7.08</text:p>
          </table:table-cell>
          <table:table-cell office:value-type="float" office:value="0.4001249804748512">
            <text:p>0.4001249804748512</text:p>
          </table:table-cell>
          <table:table-cell office:value-type="float" office:value="0.4001249804748512">
            <text:p>0.4001249804748512</text:p>
          </table:table-cell>
          <table:table-cell office:value-type="string" office:value="SandgrenEtal2004,RosentauEtal2013,RosentauEtal2021">
            <text:p>SandgrenEtal2004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LuA-5194">
            <text:p>LuA-5194</text:p>
          </table:table-cell>
          <table:table-cell office:value-type="float" office:value="59.61">
            <text:p>59.61</text:p>
          </table:table-cell>
          <table:table-cell office:value-type="float" office:value="28.6">
            <text:p>28.6</text:p>
          </table:table-cell>
          <table:table-cell office:value-type="float" office:value="7185.0">
            <text:p>7185.0</text:p>
          </table:table-cell>
          <table:table-cell office:value-type="float" office:value="85.0">
            <text:p>85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7.08">
            <text:p>7.08</text:p>
          </table:table-cell>
          <table:table-cell office:value-type="float" office:value="0.4001249804748512">
            <text:p>0.4001249804748512</text:p>
          </table:table-cell>
          <table:table-cell office:value-type="float" office:value="0.4001249804748512">
            <text:p>0.4001249804748512</text:p>
          </table:table-cell>
          <table:table-cell office:value-type="string" office:value="SandgrenEtal2004,RosentauEtal2013,RosentauEtal2021">
            <text:p>SandgrenEtal2004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TA-33">
            <text:p>TA-33</text:p>
          </table:table-cell>
          <table:table-cell office:value-type="float" office:value="59.37">
            <text:p>59.37</text:p>
          </table:table-cell>
          <table:table-cell office:value-type="float" office:value="28.21">
            <text:p>28.21</text:p>
          </table:table-cell>
          <table:table-cell office:value-type="float" office:value="5820.0">
            <text:p>5820.0</text:p>
          </table:table-cell>
          <table:table-cell office:value-type="float" office:value="200.0">
            <text:p>20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8.18">
            <text:p>8.18</text:p>
          </table:table-cell>
          <table:table-cell office:value-type="float" office:value="0.47169905660283024">
            <text:p>0.47169905660283024</text:p>
          </table:table-cell>
          <table:table-cell office:value-type="float" office:value="0.47169905660283024">
            <text:p>0.47169905660283024</text:p>
          </table:table-cell>
          <table:table-cell office:value-type="string" office:value="JaanitsLiiva1973,RosentauEtal2013,RosentauEtal2021">
            <text:p>JaanitsLiiva1973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TA-53">
            <text:p>TA-53</text:p>
          </table:table-cell>
          <table:table-cell office:value-type="float" office:value="59.37">
            <text:p>59.37</text:p>
          </table:table-cell>
          <table:table-cell office:value-type="float" office:value="28.21">
            <text:p>28.21</text:p>
          </table:table-cell>
          <table:table-cell office:value-type="float" office:value="7640.0">
            <text:p>7640.0</text:p>
          </table:table-cell>
          <table:table-cell office:value-type="float" office:value="180.0">
            <text:p>18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7.18">
            <text:p>7.18</text:p>
          </table:table-cell>
          <table:table-cell office:value-type="float" office:value="0.47169905660283024">
            <text:p>0.47169905660283024</text:p>
          </table:table-cell>
          <table:table-cell office:value-type="float" office:value="0.47169905660283024">
            <text:p>0.47169905660283024</text:p>
          </table:table-cell>
          <table:table-cell office:value-type="string" office:value="JaanitsLiiva1973,RosentauEtal2013,RosentauEtal2021">
            <text:p>JaanitsLiiva1973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TA-25">
            <text:p>TA-25</text:p>
          </table:table-cell>
          <table:table-cell office:value-type="float" office:value="59.37">
            <text:p>59.37</text:p>
          </table:table-cell>
          <table:table-cell office:value-type="float" office:value="28.21">
            <text:p>28.21</text:p>
          </table:table-cell>
          <table:table-cell office:value-type="float" office:value="7580.0">
            <text:p>7580.0</text:p>
          </table:table-cell>
          <table:table-cell office:value-type="float" office:value="300.0">
            <text:p>30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7.18">
            <text:p>7.18</text:p>
          </table:table-cell>
          <table:table-cell office:value-type="float" office:value="0.47169905660283024">
            <text:p>0.47169905660283024</text:p>
          </table:table-cell>
          <table:table-cell office:value-type="float" office:value="0.47169905660283024">
            <text:p>0.47169905660283024</text:p>
          </table:table-cell>
          <table:table-cell office:value-type="string" office:value="JaanitsLiiva1973,RosentauEtal2013,RosentauEtal2021">
            <text:p>JaanitsLiiva1973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TA-17">
            <text:p>TA-17</text:p>
          </table:table-cell>
          <table:table-cell office:value-type="float" office:value="59.37">
            <text:p>59.37</text:p>
          </table:table-cell>
          <table:table-cell office:value-type="float" office:value="28.21">
            <text:p>28.21</text:p>
          </table:table-cell>
          <table:table-cell office:value-type="float" office:value="6020.0">
            <text:p>6020.0</text:p>
          </table:table-cell>
          <table:table-cell office:value-type="float" office:value="120.0">
            <text:p>120.0</text:p>
          </table:table-cell>
          <table:table-cell office:value-type="string" office:value="animal bone">
            <text:p>animal bo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7.68">
            <text:p>7.68</text:p>
          </table:table-cell>
          <table:table-cell office:value-type="float" office:value="0.47169905660283024">
            <text:p>0.47169905660283024</text:p>
          </table:table-cell>
          <table:table-cell office:value-type="float" office:value="0.47169905660283024">
            <text:p>0.47169905660283024</text:p>
          </table:table-cell>
          <table:table-cell office:value-type="string" office:value="JaanitsLiiva1973,RosentauEtal2013,RosentauEtal2021">
            <text:p>JaanitsLiiva1973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Ta-2938">
            <text:p>Ta-2938</text:p>
          </table:table-cell>
          <table:table-cell office:value-type="float" office:value="59.42">
            <text:p>59.42</text:p>
          </table:table-cell>
          <table:table-cell office:value-type="float" office:value="28.11">
            <text:p>28.11</text:p>
          </table:table-cell>
          <table:table-cell office:value-type="float" office:value="7020.0">
            <text:p>7020.0</text:p>
          </table:table-cell>
          <table:table-cell office:value-type="float" office:value="150.0">
            <text:p>150.0</text:p>
          </table:table-cell>
          <table:table-cell office:value-type="string" office:value="buried soil">
            <text:p>buried soi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.08">
            <text:p>4.08</text:p>
          </table:table-cell>
          <table:table-cell office:value-type="float" office:value="0.1004987562112089">
            <text:p>0.1004987562112089</text:p>
          </table:table-cell>
          <table:table-cell office:value-type="float" office:value="0.1004987562112089">
            <text:p>0.1004987562112089</text:p>
          </table:table-cell>
          <table:table-cell office:value-type="string" office:value="RosentauEtal2013,RosentauEtal2021">
            <text:p>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Tln-1992">
            <text:p>Tln-1992</text:p>
          </table:table-cell>
          <table:table-cell office:value-type="float" office:value="59.42">
            <text:p>59.42</text:p>
          </table:table-cell>
          <table:table-cell office:value-type="float" office:value="28.12">
            <text:p>28.12</text:p>
          </table:table-cell>
          <table:table-cell office:value-type="float" office:value="5268.0">
            <text:p>5268.0</text:p>
          </table:table-cell>
          <table:table-cell office:value-type="float" office:value="58.0">
            <text:p>58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8.68">
            <text:p>8.68</text:p>
          </table:table-cell>
          <table:table-cell office:value-type="float" office:value="0.26925824035672524">
            <text:p>0.26925824035672524</text:p>
          </table:table-cell>
          <table:table-cell office:value-type="float" office:value="0.26925824035672524">
            <text:p>0.26925824035672524</text:p>
          </table:table-cell>
          <table:table-cell office:value-type="string" office:value="Kriiska1996,RosentauEtal2013,RosentauEtal2021">
            <text:p>Kriiska1996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Tln-1990">
            <text:p>Tln-1990</text:p>
          </table:table-cell>
          <table:table-cell office:value-type="float" office:value="59.43">
            <text:p>59.43</text:p>
          </table:table-cell>
          <table:table-cell office:value-type="float" office:value="28.12">
            <text:p>28.12</text:p>
          </table:table-cell>
          <table:table-cell office:value-type="float" office:value="5624.0">
            <text:p>5624.0</text:p>
          </table:table-cell>
          <table:table-cell office:value-type="float" office:value="115.0">
            <text:p>115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8.88">
            <text:p>8.88</text:p>
          </table:table-cell>
          <table:table-cell office:value-type="float" office:value="0.26925824035672524">
            <text:p>0.26925824035672524</text:p>
          </table:table-cell>
          <table:table-cell office:value-type="float" office:value="0.26925824035672524">
            <text:p>0.26925824035672524</text:p>
          </table:table-cell>
          <table:table-cell office:value-type="string" office:value="Kriiska1996,RosentauEtal2013,RosentauEtal2021">
            <text:p>Kriiska1996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Tln-1989">
            <text:p>Tln-1989</text:p>
          </table:table-cell>
          <table:table-cell office:value-type="float" office:value="59.43">
            <text:p>59.43</text:p>
          </table:table-cell>
          <table:table-cell office:value-type="float" office:value="28.12">
            <text:p>28.12</text:p>
          </table:table-cell>
          <table:table-cell office:value-type="float" office:value="6023.0">
            <text:p>6023.0</text:p>
          </table:table-cell>
          <table:table-cell office:value-type="float" office:value="95.0">
            <text:p>95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8.88">
            <text:p>8.88</text:p>
          </table:table-cell>
          <table:table-cell office:value-type="float" office:value="0.26925824035672524">
            <text:p>0.26925824035672524</text:p>
          </table:table-cell>
          <table:table-cell office:value-type="float" office:value="0.26925824035672524">
            <text:p>0.26925824035672524</text:p>
          </table:table-cell>
          <table:table-cell office:value-type="string" office:value="Kriiska1996,RosentauEtal2013,RosentauEtal2021">
            <text:p>Kriiska1996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Tln-1890">
            <text:p>Tln-1890</text:p>
          </table:table-cell>
          <table:table-cell office:value-type="float" office:value="59.43">
            <text:p>59.43</text:p>
          </table:table-cell>
          <table:table-cell office:value-type="float" office:value="28.12">
            <text:p>28.12</text:p>
          </table:table-cell>
          <table:table-cell office:value-type="float" office:value="5469.0">
            <text:p>5469.0</text:p>
          </table:table-cell>
          <table:table-cell office:value-type="float" office:value="111.0">
            <text:p>111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8.68">
            <text:p>8.68</text:p>
          </table:table-cell>
          <table:table-cell office:value-type="float" office:value="0.26925824035672524">
            <text:p>0.26925824035672524</text:p>
          </table:table-cell>
          <table:table-cell office:value-type="float" office:value="0.26925824035672524">
            <text:p>0.26925824035672524</text:p>
          </table:table-cell>
          <table:table-cell office:value-type="string" office:value="Kriiska1995,RosentauEtal2013,RosentauEtal2021">
            <text:p>Kriiska1995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Tln-1705">
            <text:p>Tln-1705</text:p>
          </table:table-cell>
          <table:table-cell office:value-type="float" office:value="59.42">
            <text:p>59.42</text:p>
          </table:table-cell>
          <table:table-cell office:value-type="float" office:value="28.08">
            <text:p>28.08</text:p>
          </table:table-cell>
          <table:table-cell office:value-type="float" office:value="7757.0">
            <text:p>7757.0</text:p>
          </table:table-cell>
          <table:table-cell office:value-type="float" office:value="89.0">
            <text:p>89.0</text:p>
          </table:table-cell>
          <table:table-cell office:value-type="string" office:value="buried peat">
            <text:p>burie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.68">
            <text:p>1.68</text:p>
          </table:table-cell>
          <table:table-cell office:value-type="float" office:value="0.4001249804748512">
            <text:p>0.4001249804748512</text:p>
          </table:table-cell>
          <table:table-cell office:value-type="float" office:value="0.4001249804748512">
            <text:p>0.4001249804748512</text:p>
          </table:table-cell>
          <table:table-cell office:value-type="string" office:value="LeplandEtal1996,RosentauEtal2013,RosentauEtal2021">
            <text:p>LeplandEtal1996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Tln-119">
            <text:p>Tln-119</text:p>
          </table:table-cell>
          <table:table-cell office:value-type="float" office:value="59.42">
            <text:p>59.42</text:p>
          </table:table-cell>
          <table:table-cell office:value-type="float" office:value="28.08">
            <text:p>28.08</text:p>
          </table:table-cell>
          <table:table-cell office:value-type="float" office:value="7475.0">
            <text:p>7475.0</text:p>
          </table:table-cell>
          <table:table-cell office:value-type="float" office:value="119.0">
            <text:p>119.0</text:p>
          </table:table-cell>
          <table:table-cell office:value-type="string" office:value="detritus gyttja">
            <text:p>detritus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18">
            <text:p>2.18</text:p>
          </table:table-cell>
          <table:table-cell office:value-type="float" office:value="0.4001249804748512">
            <text:p>0.4001249804748512</text:p>
          </table:table-cell>
          <table:table-cell office:value-type="float" office:value="0.4001249804748512">
            <text:p>0.4001249804748512</text:p>
          </table:table-cell>
          <table:table-cell office:value-type="string" office:value="LeplandEtal1996,RosentauEtal2013,RosentauEtal2021">
            <text:p>LeplandEtal1996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Poz-1391">
            <text:p>Poz-1391</text:p>
          </table:table-cell>
          <table:table-cell office:value-type="float" office:value="59.61">
            <text:p>59.61</text:p>
          </table:table-cell>
          <table:table-cell office:value-type="float" office:value="28.6">
            <text:p>28.6</text:p>
          </table:table-cell>
          <table:table-cell office:value-type="float" office:value="6630.0">
            <text:p>6630.0</text:p>
          </table:table-cell>
          <table:table-cell office:value-type="float" office:value="45.0">
            <text:p>45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7.08">
            <text:p>7.08</text:p>
          </table:table-cell>
          <table:table-cell office:value-type="float" office:value="0.4001249804748512">
            <text:p>0.4001249804748512</text:p>
          </table:table-cell>
          <table:table-cell office:value-type="float" office:value="0.4001249804748512">
            <text:p>0.4001249804748512</text:p>
          </table:table-cell>
          <table:table-cell office:value-type="string" office:value="SandgrenEtal2004,RosentauEtal2013,RosentauEtal2021">
            <text:p>SandgrenEtal2004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Poz-1382">
            <text:p>Poz-1382</text:p>
          </table:table-cell>
          <table:table-cell office:value-type="float" office:value="59.61">
            <text:p>59.61</text:p>
          </table:table-cell>
          <table:table-cell office:value-type="float" office:value="28.6">
            <text:p>28.6</text:p>
          </table:table-cell>
          <table:table-cell office:value-type="float" office:value="5175.0">
            <text:p>5175.0</text:p>
          </table:table-cell>
          <table:table-cell office:value-type="float" office:value="45.0">
            <text:p>45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7.08">
            <text:p>7.08</text:p>
          </table:table-cell>
          <table:table-cell office:value-type="float" office:value="0.4001249804748512">
            <text:p>0.4001249804748512</text:p>
          </table:table-cell>
          <table:table-cell office:value-type="float" office:value="0.4001249804748512">
            <text:p>0.4001249804748512</text:p>
          </table:table-cell>
          <table:table-cell office:value-type="string" office:value="SandgrenEtal2004,RosentauEtal2013,RosentauEtal2021">
            <text:p>SandgrenEtal2004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Poz-1374">
            <text:p>Poz-1374</text:p>
          </table:table-cell>
          <table:table-cell office:value-type="float" office:value="59.64">
            <text:p>59.64</text:p>
          </table:table-cell>
          <table:table-cell office:value-type="float" office:value="28.42">
            <text:p>28.42</text:p>
          </table:table-cell>
          <table:table-cell office:value-type="float" office:value="7400.0">
            <text:p>7400.0</text:p>
          </table:table-cell>
          <table:table-cell office:value-type="float" office:value="50.0">
            <text:p>5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7.78">
            <text:p>7.78</text:p>
          </table:table-cell>
          <table:table-cell office:value-type="float" office:value="0.4473253849269009">
            <text:p>0.4473253849269009</text:p>
          </table:table-cell>
          <table:table-cell office:value-type="float" office:value="0.4473253849269009">
            <text:p>0.4473253849269009</text:p>
          </table:table-cell>
          <table:table-cell office:value-type="string" office:value="SandgrenEtal2004,RosentauEtal2013,RosentauEtal2021">
            <text:p>SandgrenEtal2004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Poz-1373">
            <text:p>Poz-1373</text:p>
          </table:table-cell>
          <table:table-cell office:value-type="float" office:value="59.64">
            <text:p>59.64</text:p>
          </table:table-cell>
          <table:table-cell office:value-type="float" office:value="28.44">
            <text:p>28.44</text:p>
          </table:table-cell>
          <table:table-cell office:value-type="float" office:value="7280.0">
            <text:p>7280.0</text:p>
          </table:table-cell>
          <table:table-cell office:value-type="float" office:value="50.0">
            <text:p>5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7.78">
            <text:p>7.78</text:p>
          </table:table-cell>
          <table:table-cell office:value-type="float" office:value="0.4001249804748512">
            <text:p>0.4001249804748512</text:p>
          </table:table-cell>
          <table:table-cell office:value-type="float" office:value="0.4001249804748512">
            <text:p>0.4001249804748512</text:p>
          </table:table-cell>
          <table:table-cell office:value-type="string" office:value="SandgrenEtal2004,RosentauEtal2013,RosentauEtal2021">
            <text:p>SandgrenEtal2004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Poz-1372">
            <text:p>Poz-1372</text:p>
          </table:table-cell>
          <table:table-cell office:value-type="float" office:value="59.61">
            <text:p>59.61</text:p>
          </table:table-cell>
          <table:table-cell office:value-type="float" office:value="28.6">
            <text:p>28.6</text:p>
          </table:table-cell>
          <table:table-cell office:value-type="float" office:value="5990.0">
            <text:p>5990.0</text:p>
          </table:table-cell>
          <table:table-cell office:value-type="float" office:value="40.0">
            <text:p>4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7.08">
            <text:p>7.08</text:p>
          </table:table-cell>
          <table:table-cell office:value-type="float" office:value="0.4001249804748512">
            <text:p>0.4001249804748512</text:p>
          </table:table-cell>
          <table:table-cell office:value-type="float" office:value="0.4001249804748512">
            <text:p>0.4001249804748512</text:p>
          </table:table-cell>
          <table:table-cell office:value-type="string" office:value="SandgrenEtal2004,RosentauEtal2013,RosentauEtal2021">
            <text:p>SandgrenEtal2004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Poz-1371">
            <text:p>Poz-1371</text:p>
          </table:table-cell>
          <table:table-cell office:value-type="float" office:value="59.59">
            <text:p>59.59</text:p>
          </table:table-cell>
          <table:table-cell office:value-type="float" office:value="28.54">
            <text:p>28.54</text:p>
          </table:table-cell>
          <table:table-cell office:value-type="float" office:value="5455.0">
            <text:p>5455.0</text:p>
          </table:table-cell>
          <table:table-cell office:value-type="float" office:value="45.0">
            <text:p>45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7.08">
            <text:p>7.08</text:p>
          </table:table-cell>
          <table:table-cell office:value-type="float" office:value="0.4473253849269009">
            <text:p>0.4473253849269009</text:p>
          </table:table-cell>
          <table:table-cell office:value-type="float" office:value="0.4473253849269009">
            <text:p>0.4473253849269009</text:p>
          </table:table-cell>
          <table:table-cell office:value-type="string" office:value="SandgrenEtal2004,RosentauEtal2013,RosentauEtal2021">
            <text:p>SandgrenEtal2004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Poz-1316">
            <text:p>Poz-1316</text:p>
          </table:table-cell>
          <table:table-cell office:value-type="float" office:value="59.59">
            <text:p>59.59</text:p>
          </table:table-cell>
          <table:table-cell office:value-type="float" office:value="28.54">
            <text:p>28.54</text:p>
          </table:table-cell>
          <table:table-cell office:value-type="float" office:value="7110.0">
            <text:p>7110.0</text:p>
          </table:table-cell>
          <table:table-cell office:value-type="float" office:value="40.0">
            <text:p>4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7.08">
            <text:p>7.08</text:p>
          </table:table-cell>
          <table:table-cell office:value-type="float" office:value="0.4473253849269009">
            <text:p>0.4473253849269009</text:p>
          </table:table-cell>
          <table:table-cell office:value-type="float" office:value="0.4473253849269009">
            <text:p>0.4473253849269009</text:p>
          </table:table-cell>
          <table:table-cell office:value-type="string" office:value="SandgrenEtal2004,RosentauEtal2013,RosentauEtal2021">
            <text:p>SandgrenEtal2004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Le-12">
            <text:p>Le-12</text:p>
          </table:table-cell>
          <table:table-cell office:value-type="float" office:value="59.45">
            <text:p>59.45</text:p>
          </table:table-cell>
          <table:table-cell office:value-type="float" office:value="28.14">
            <text:p>28.14</text:p>
          </table:table-cell>
          <table:table-cell office:value-type="float" office:value="7370.0">
            <text:p>7370.0</text:p>
          </table:table-cell>
          <table:table-cell office:value-type="float" office:value="210.0">
            <text:p>21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6.68">
            <text:p>6.68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Kessel1963,RosentauEtal2013,RosentauEtal2021">
            <text:p>Kessel1963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Narva-Luga-09">
            <text:p>Narva-Luga-09</text:p>
          </table:table-cell>
          <table:table-cell office:value-type="float" office:value="59.61">
            <text:p>59.61</text:p>
          </table:table-cell>
          <table:table-cell office:value-type="float" office:value="28.6">
            <text:p>28.6</text:p>
          </table:table-cell>
          <table:table-cell office:value-type="float" office:value="10910.0">
            <text:p>10910.0</text:p>
          </table:table-cell>
          <table:table-cell office:value-type="float" office:value="145.0">
            <text:p>145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7.08">
            <text:p>7.08</text:p>
          </table:table-cell>
          <table:table-cell office:value-type="float" office:value="0.4473253849269009">
            <text:p>0.4473253849269009</text:p>
          </table:table-cell>
          <table:table-cell office:value-type="float" office:value="0.4473253849269009">
            <text:p>0.4473253849269009</text:p>
          </table:table-cell>
          <table:table-cell office:value-type="string" office:value="SandgrenEtal2004,RosentauEtal2013,RosentauEtal2021">
            <text:p>SandgrenEtal2004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Narva-Luga-07">
            <text:p>Narva-Luga-07</text:p>
          </table:table-cell>
          <table:table-cell office:value-type="float" office:value="59.61">
            <text:p>59.61</text:p>
          </table:table-cell>
          <table:table-cell office:value-type="float" office:value="28.5">
            <text:p>28.5</text:p>
          </table:table-cell>
          <table:table-cell office:value-type="float" office:value="10200.0">
            <text:p>10200.0</text:p>
          </table:table-cell>
          <table:table-cell office:value-type="float" office:value="300.0">
            <text:p>300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3.18">
            <text:p>13.1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arseEtal2003,RosentauEtal2013,RosentauEtal2021">
            <text:p>SaarseEtal2003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Narva-Luga-06">
            <text:p>Narva-Luga-06</text:p>
          </table:table-cell>
          <table:table-cell office:value-type="float" office:value="59.61">
            <text:p>59.61</text:p>
          </table:table-cell>
          <table:table-cell office:value-type="float" office:value="28.5">
            <text:p>28.5</text:p>
          </table:table-cell>
          <table:table-cell office:value-type="float" office:value="7305.0">
            <text:p>7305.0</text:p>
          </table:table-cell>
          <table:table-cell office:value-type="float" office:value="187.5">
            <text:p>187.5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0.58">
            <text:p>10.5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arseEtal2003,RosentauEtal2013,RosentauEtal2021">
            <text:p>SaarseEtal2003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Narva-Luga-05">
            <text:p>Narva-Luga-05</text:p>
          </table:table-cell>
          <table:table-cell office:value-type="float" office:value="59.43">
            <text:p>59.43</text:p>
          </table:table-cell>
          <table:table-cell office:value-type="float" office:value="28.12">
            <text:p>28.12</text:p>
          </table:table-cell>
          <table:table-cell office:value-type="float" office:value="10610.0">
            <text:p>10610.0</text:p>
          </table:table-cell>
          <table:table-cell office:value-type="float" office:value="225.0">
            <text:p>225.0</text:p>
          </table:table-cell>
          <table:table-cell office:value-type="string" office:value="Wood in nearhore sand">
            <text:p>Wood in nearhore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.68">
            <text:p>1.68</text:p>
          </table:table-cell>
          <table:table-cell office:value-type="float" office:value="0.4031128874149275">
            <text:p>0.4031128874149275</text:p>
          </table:table-cell>
          <table:table-cell office:value-type="float" office:value="0.4031128874149275">
            <text:p>0.4031128874149275</text:p>
          </table:table-cell>
          <table:table-cell office:value-type="string" office:value="LeplandEtal1996,RosentauEtal2013,RosentauEtal2021">
            <text:p>LeplandEtal1996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Narva-Luga-04">
            <text:p>Narva-Luga-04</text:p>
          </table:table-cell>
          <table:table-cell office:value-type="float" office:value="59.43">
            <text:p>59.43</text:p>
          </table:table-cell>
          <table:table-cell office:value-type="float" office:value="28.12">
            <text:p>28.12</text:p>
          </table:table-cell>
          <table:table-cell office:value-type="float" office:value="10360.0">
            <text:p>10360.0</text:p>
          </table:table-cell>
          <table:table-cell office:value-type="float" office:value="95.0">
            <text:p>95.0</text:p>
          </table:table-cell>
          <table:table-cell office:value-type="string" office:value="Wood in nearhore sand">
            <text:p>Wood in nearhore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.68">
            <text:p>2.68</text:p>
          </table:table-cell>
          <table:table-cell office:value-type="float" office:value="0.4031128874149275">
            <text:p>0.4031128874149275</text:p>
          </table:table-cell>
          <table:table-cell office:value-type="float" office:value="0.4031128874149275">
            <text:p>0.4031128874149275</text:p>
          </table:table-cell>
          <table:table-cell office:value-type="string" office:value="LeplandEtal1996,RosentauEtal2013,RosentauEtal2021">
            <text:p>LeplandEtal1996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Narva-Luga-03">
            <text:p>Narva-Luga-03</text:p>
          </table:table-cell>
          <table:table-cell office:value-type="float" office:value="59.42">
            <text:p>59.42</text:p>
          </table:table-cell>
          <table:table-cell office:value-type="float" office:value="28.11">
            <text:p>28.11</text:p>
          </table:table-cell>
          <table:table-cell office:value-type="float" office:value="11150.0">
            <text:p>11150.0</text:p>
          </table:table-cell>
          <table:table-cell office:value-type="float" office:value="405.0">
            <text:p>405.0</text:p>
          </table:table-cell>
          <table:table-cell office:value-type="string" office:value="Alnus wood in nearshore sand">
            <text:p>Alnus wood in nearshore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4.48">
            <text:p>4.48</text:p>
          </table:table-cell>
          <table:table-cell office:value-type="float" office:value="0.1118033988749895">
            <text:p>0.1118033988749895</text:p>
          </table:table-cell>
          <table:table-cell office:value-type="float" office:value="0.1118033988749895">
            <text:p>0.1118033988749895</text:p>
          </table:table-cell>
          <table:table-cell office:value-type="string" office:value="RosentauEtal2013,RosentauEtal2021">
            <text:p>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Poz-43489">
            <text:p>Poz-43489</text:p>
          </table:table-cell>
          <table:table-cell office:value-type="float" office:value="59.41">
            <text:p>59.41</text:p>
          </table:table-cell>
          <table:table-cell office:value-type="float" office:value="28.13">
            <text:p>28.13</text:p>
          </table:table-cell>
          <table:table-cell office:value-type="float" office:value="8180.0">
            <text:p>8180.0</text:p>
          </table:table-cell>
          <table:table-cell office:value-type="float" office:value="40.0">
            <text:p>40.0</text:p>
          </table:table-cell>
          <table:table-cell office:value-type="string" office:value="buried soil">
            <text:p>buried soi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5.38">
            <text:p>5.38</text:p>
          </table:table-cell>
          <table:table-cell office:value-type="float" office:value="0.1004987562112089">
            <text:p>0.1004987562112089</text:p>
          </table:table-cell>
          <table:table-cell office:value-type="float" office:value="0.1004987562112089">
            <text:p>0.1004987562112089</text:p>
          </table:table-cell>
          <table:table-cell office:value-type="string" office:value="RosentauEtal2013,RosentauEtal2021">
            <text:p>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Ta-2979">
            <text:p>Ta-2979</text:p>
          </table:table-cell>
          <table:table-cell office:value-type="float" office:value="59.4">
            <text:p>59.4</text:p>
          </table:table-cell>
          <table:table-cell office:value-type="float" office:value="28.17">
            <text:p>28.17</text:p>
          </table:table-cell>
          <table:table-cell office:value-type="float" office:value="7200.0">
            <text:p>7200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.78">
            <text:p>4.78</text:p>
          </table:table-cell>
          <table:table-cell office:value-type="float" office:value="0.1004987562112089">
            <text:p>0.1004987562112089</text:p>
          </table:table-cell>
          <table:table-cell office:value-type="float" office:value="0.1004987562112089">
            <text:p>0.1004987562112089</text:p>
          </table:table-cell>
          <table:table-cell office:value-type="string" office:value="RosentauEtal2013,RosentauEtal2021">
            <text:p>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Ta-2972">
            <text:p>Ta-2972</text:p>
          </table:table-cell>
          <table:table-cell office:value-type="float" office:value="59.49">
            <text:p>59.49</text:p>
          </table:table-cell>
          <table:table-cell office:value-type="float" office:value="28.23">
            <text:p>28.23</text:p>
          </table:table-cell>
          <table:table-cell office:value-type="float" office:value="7950.0">
            <text:p>7950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.78">
            <text:p>1.78</text:p>
          </table:table-cell>
          <table:table-cell office:value-type="float" office:value="0.4001249804748512">
            <text:p>0.4001249804748512</text:p>
          </table:table-cell>
          <table:table-cell office:value-type="float" office:value="0.4001249804748512">
            <text:p>0.4001249804748512</text:p>
          </table:table-cell>
          <table:table-cell office:value-type="string" office:value="RosentauEtal2013,RosentauEtal2021">
            <text:p>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Ta-2970">
            <text:p>Ta-2970</text:p>
          </table:table-cell>
          <table:table-cell office:value-type="float" office:value="59.49">
            <text:p>59.49</text:p>
          </table:table-cell>
          <table:table-cell office:value-type="float" office:value="28.23">
            <text:p>28.23</text:p>
          </table:table-cell>
          <table:table-cell office:value-type="float" office:value="4300.0">
            <text:p>430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78">
            <text:p>3.78</text:p>
          </table:table-cell>
          <table:table-cell office:value-type="float" office:value="0.400125">
            <text:p>0.400125</text:p>
          </table:table-cell>
          <table:table-cell office:value-type="float" office:value="0.400125">
            <text:p>0.400125</text:p>
          </table:table-cell>
          <table:table-cell office:value-type="string" office:value="RosentauEtal2013,RosentauEtal2021">
            <text:p>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Poz-2892">
            <text:p>Poz-2892</text:p>
          </table:table-cell>
          <table:table-cell office:value-type="float" office:value="59.61">
            <text:p>59.61</text:p>
          </table:table-cell>
          <table:table-cell office:value-type="float" office:value="28.48">
            <text:p>28.48</text:p>
          </table:table-cell>
          <table:table-cell office:value-type="float" office:value="6990.0">
            <text:p>6990.0</text:p>
          </table:table-cell>
          <table:table-cell office:value-type="float" office:value="40.0">
            <text:p>40.0</text:p>
          </table:table-cell>
          <table:table-cell office:value-type="string" office:value="buried peat">
            <text:p>burie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.38">
            <text:p>4.38</text:p>
          </table:table-cell>
          <table:table-cell office:value-type="float" office:value="0.4001249804748512">
            <text:p>0.4001249804748512</text:p>
          </table:table-cell>
          <table:table-cell office:value-type="float" office:value="0.4001249804748512">
            <text:p>0.4001249804748512</text:p>
          </table:table-cell>
          <table:table-cell office:value-type="string" office:value="SandgrenEtal2004,RosentauEtal2013,RosentauEtal2021">
            <text:p>SandgrenEtal2004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Poz-2893">
            <text:p>Poz-2893</text:p>
          </table:table-cell>
          <table:table-cell office:value-type="float" office:value="59.61">
            <text:p>59.61</text:p>
          </table:table-cell>
          <table:table-cell office:value-type="float" office:value="28.48">
            <text:p>28.48</text:p>
          </table:table-cell>
          <table:table-cell office:value-type="float" office:value="7120.0">
            <text:p>7120.0</text:p>
          </table:table-cell>
          <table:table-cell office:value-type="float" office:value="40.0">
            <text:p>40.0</text:p>
          </table:table-cell>
          <table:table-cell office:value-type="string" office:value="buried peat">
            <text:p>burie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98">
            <text:p>3.98</text:p>
          </table:table-cell>
          <table:table-cell office:value-type="float" office:value="0.4001249804748512">
            <text:p>0.4001249804748512</text:p>
          </table:table-cell>
          <table:table-cell office:value-type="float" office:value="0.4001249804748512">
            <text:p>0.4001249804748512</text:p>
          </table:table-cell>
          <table:table-cell office:value-type="string" office:value="SandgrenEtal2004,RosentauEtal2013,RosentauEtal2021">
            <text:p>SandgrenEtal2004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Poz-2895">
            <text:p>Poz-2895</text:p>
          </table:table-cell>
          <table:table-cell office:value-type="float" office:value="59.61">
            <text:p>59.61</text:p>
          </table:table-cell>
          <table:table-cell office:value-type="float" office:value="28.48">
            <text:p>28.48</text:p>
          </table:table-cell>
          <table:table-cell office:value-type="float" office:value="7520.0">
            <text:p>7520.0</text:p>
          </table:table-cell>
          <table:table-cell office:value-type="float" office:value="40.0">
            <text:p>40.0</text:p>
          </table:table-cell>
          <table:table-cell office:value-type="string" office:value="buried peat">
            <text:p>burie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68">
            <text:p>3.68</text:p>
          </table:table-cell>
          <table:table-cell office:value-type="float" office:value="0.4001249804748512">
            <text:p>0.4001249804748512</text:p>
          </table:table-cell>
          <table:table-cell office:value-type="float" office:value="0.4001249804748512">
            <text:p>0.4001249804748512</text:p>
          </table:table-cell>
          <table:table-cell office:value-type="string" office:value="SandgrenEtal2004,RosentauEtal2013,RosentauEtal2021">
            <text:p>SandgrenEtal2004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Narva-Luga-08">
            <text:p>Narva-Luga-08</text:p>
          </table:table-cell>
          <table:table-cell office:value-type="float" office:value="59.61">
            <text:p>59.61</text:p>
          </table:table-cell>
          <table:table-cell office:value-type="float" office:value="28.6">
            <text:p>28.6</text:p>
          </table:table-cell>
          <table:table-cell office:value-type="float" office:value="9620.0">
            <text:p>9620.0</text:p>
          </table:table-cell>
          <table:table-cell office:value-type="float" office:value="125.0">
            <text:p>125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7.08">
            <text:p>7.08</text:p>
          </table:table-cell>
          <table:table-cell office:value-type="float" office:value="0.4473253849269009">
            <text:p>0.4473253849269009</text:p>
          </table:table-cell>
          <table:table-cell office:value-type="float" office:value="0.4473253849269009">
            <text:p>0.4473253849269009</text:p>
          </table:table-cell>
          <table:table-cell office:value-type="string" office:value="SandgrenEtal2004,RosentauEtal2013,RosentauEtal2021">
            <text:p>SandgrenEtal2004,RosentauEtal2013,RosentauEtal2021</text:p>
          </table:table-cell>
        </table:table-row>
        <table:table-row>
          <table:table-cell office:value-type="string" office:value="Narva-Luga">
            <text:p>Narva-Luga</text:p>
          </table:table-cell>
          <table:table-cell office:value-type="string" office:value="radiocarbon">
            <text:p>radiocarbon</text:p>
          </table:table-cell>
          <table:table-cell office:value-type="string" office:value="Hela-1909">
            <text:p>Hela-1909</text:p>
          </table:table-cell>
          <table:table-cell office:value-type="float" office:value="59.43">
            <text:p>59.43</text:p>
          </table:table-cell>
          <table:table-cell office:value-type="float" office:value="28.12">
            <text:p>28.12</text:p>
          </table:table-cell>
          <table:table-cell office:value-type="float" office:value="6130.0">
            <text:p>6130.0</text:p>
          </table:table-cell>
          <table:table-cell office:value-type="float" office:value="45.0">
            <text:p>45.0</text:p>
          </table:table-cell>
          <table:table-cell office:value-type="string" office:value="burnt animal bone">
            <text:p>burnt animal bo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9.68">
            <text:p>9.68</text:p>
          </table:table-cell>
          <table:table-cell office:value-type="float" office:value="0.26925824035672524">
            <text:p>0.26925824035672524</text:p>
          </table:table-cell>
          <table:table-cell office:value-type="float" office:value="0.26925824035672524">
            <text:p>0.26925824035672524</text:p>
          </table:table-cell>
          <table:table-cell office:value-type="string" office:value="Kriiska1996,RosentauEtal2013,RosentauEtal2021">
            <text:p>Kriiska1996,RosentauEtal2013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